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9.948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9.47208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Manufacturer</text:p>
          </table:table-cell>
          <table:table-cell office:value-type="string" table:style-name="ce1">
            <text:p>Manufacturer Number</text:p>
          </table:table-cell>
          <table:table-cell office:value-type="string" table:style-name="ce1">
            <text:p>Designator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SMD/ TH</text:p>
          </table:table-cell>
          <table:table-cell office:value-type="string" table:style-name="ce1">
            <text:p>PCB side</text:p>
          </table:table-cell>
          <table:table-cell office:value-type="string" table:style-name="ce1">
            <text:p>Commen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2">
            <text:p>10M02SCE144C8G</text:p>
          </table:table-cell>
          <table:table-cell office:value-type="string" table:style-name="ce1">
            <text:p>U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PGA - Field Programmable Gate Array,</text:p>
          </table:table-cell>
          <table:table-cell office:value-type="string" table:style-name="ce1">
            <text:p>144EQFP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When hand-soldering: Solder center pad from bottom sid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xas Instruments</text:p>
          </table:table-cell>
          <table:table-cell office:value-type="string" table:style-name="ce1">
            <text:p>THS7316DR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deo Amplifiers 3-Ch HDTV Video Amp</text:p>
          </table:table-cell>
          <table:table-cell office:value-type="string" table:style-name="ce1">
            <text:p>SOIC-8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xas Instruments</text:p>
          </table:table-cell>
          <table:table-cell office:value-type="string" table:style-name="ce1">
            <text:p>LM1117IMPX-3.3/NOPB</text:p>
          </table:table-cell>
          <table:table-cell office:value-type="string" table:style-name="ce1">
            <text:p>REG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DO Voltage Regulators 800MA LDO LINEAR REG</text:p>
          </table:table-cell>
          <table:table-cell office:value-type="string" table:style-name="ce1">
            <text:p>SOT-223-4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QD Frequency Products</text:p>
          </table:table-cell>
          <table:table-cell office:value-type="string" table:style-name="ce1">
            <text:p>LFSPXO024957Reel</text:p>
          </table:table-cell>
          <table:table-cell office:value-type="string" table:style-name="ce1">
            <text:p>OS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ndard Clock Oscillators 25MHz 3.3V 50ppm -40C +85C</text:p>
          </table:table-cell>
          <table:table-cell office:value-type="string" table:style-name="ce1">
            <text:p>5 mm x 3.2 mm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ff</text:p>
          </table:table-cell>
          <table:table-cell office:value-type="string" table:style-name="ce1">
            <text:p>FC68125</text:p>
          </table:table-cell>
          <table:table-cell office:value-type="string" table:style-name="ce1">
            <text:p>J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RS Jack</text:p>
          </table:table-cell>
          <table:table-cell table:style-name="ce1"/>
          <table:table-cell office:value-type="string" table:style-name="ce1">
            <text:p>TH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xas Instruments</text:p>
          </table:table-cell>
          <table:table-cell office:value-type="string" table:style-name="ce1">
            <text:p>LVC245A</text:p>
          </table:table-cell>
          <table:table-cell office:value-type="string" table:style-name="ce1">
            <text:p>IC1,IC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.3V Octal Bus Transceivers</text:p>
          </table:table-cell>
          <table:table-cell office:value-type="string" table:style-name="ce1">
            <text:p>TSSOP-20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L1,L2,L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ed inductors 10uH, 20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C1,C2,C3,C4,C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ramic capacitor 10uF, 16V, 20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C6-C9,C11-C3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ramic capacitor 100nF, 16V, 20%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t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ick film resistor, 1.1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27,R28,R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75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17,R18,R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150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2,R7,R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1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3,R8,R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2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4,R9,R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4.02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5,R10,R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8.06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6,R11,R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ick film resistor, 16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R20-R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ick film resistor, 10k Ohm, 1%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JTAG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ndard pin header, 2x5 pins, 2.54mm, gold plated</text:p>
          </table:table-cell>
          <table:table-cell table:style-name="ce1"/>
          <table:table-cell office:value-type="string" table:style-name="ce1">
            <text:p>TH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J3,J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ndard pin header, 1x2 pins, 2.54mm, gold plated</text:p>
          </table:table-cell>
          <table:table-cell table:style-name="ce1"/>
          <table:table-cell office:value-type="string" table:style-name="ce1">
            <text:p>TH</text:p>
          </table:table-cell>
          <table:table-cell office:value-type="string" table:style-name="ce1">
            <text:p>To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J5,J6,J7,J8,J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ndard pin header, 1 pin, gold plated</text:p>
          </table:table-cell>
          <table:table-cell table:style-name="ce1"/>
          <table:table-cell office:value-type="string" table:style-name="ce1">
            <text:p>TH</text:p>
          </table:table-cell>
          <table:table-cell office:value-type="string" table:style-name="ce1">
            <text:p>Bot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s Gialopsos</meta:initial-creator>
    <dc:creator>Bas Gialopsos</dc:creator>
    <meta:creation-date>2019-08-14T20:46:12Z</meta:creation-date>
    <dc:date>2021-01-23T13:59:10Z</dc:date>
    <meta:editing-cycles>21</meta:editing-cycles>
    <meta:editing-duration>PT10878S</meta:editing-duration>
  </office:meta>
</office:document-meta>
</file>